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layout-cache" manifest:media-type="application/binary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fo:margin-top="0cm" fo:margin-bottom="0cm" table:align="left" style:writing-mode="lr-tb"/>
    </style:style>
    <style:style style:name="Table1.A" style:family="table-column">
      <style:table-column-properties style:column-width="7.486cm" style:rel-column-width="28855*"/>
    </style:style>
    <style:style style:name="Table1.B" style:family="table-column">
      <style:table-column-properties style:column-width="4.494cm" style:rel-column-width="17327*"/>
    </style:style>
    <style:style style:name="Table1.C" style:family="table-column">
      <style:table-column-properties style:column-width="5.02cm" style:rel-column-width="19353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Table1.B1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Table1.B4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401cm" style:rel-column-width="1310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401cm" style:rel-column-width="1310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center" style:justify-single-word="false"/>
      <style:text-properties officeooo:paragraph-rsid="00098f6a"/>
    </style:style>
    <style:style style:name="P2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/>
      <style:text-properties officeooo:paragraph-rsid="00098f6a"/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098f6a" style:font-size-asian="14pt" style:font-weight-asian="bold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officeooo:paragraph-rsid="00098f6a" style:font-size-asian="14pt" style:font-size-complex="14pt"/>
    </style:style>
    <style:style style:name="P5" style:family="paragraph" style:parent-style-name="Standard">
      <style:paragraph-properties fo:line-height="150%"/>
      <style:text-properties fo:font-size="14pt" officeooo:paragraph-rsid="00098f6a" style:font-size-asian="14pt" style:font-size-complex="14pt"/>
    </style:style>
    <style:style style:name="P6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/>
      <style:text-properties fo:font-size="14pt" fo:font-weight="bold" officeooo:rsid="000a2941" officeooo:paragraph-rsid="000a2941" style:font-size-asian="14pt" style:font-weight-asian="bold" style:font-size-complex="14pt" style:font-weight-complex="bold"/>
    </style:style>
    <style:style style:name="P7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/>
      <style:text-properties fo:font-size="14pt" fo:font-weight="bold" officeooo:rsid="000c45c3" officeooo:paragraph-rsid="000c45c3" style:font-size-asian="14pt" style:font-weight-asian="bold" style:font-size-complex="14pt" style:font-weight-complex="bold"/>
    </style:style>
    <style:style style:name="P8" style:family="paragraph" style:parent-style-name="Standard">
      <loext:graphic-properties draw:fill="solid" draw:fill-color="#ffffff"/>
      <style:paragraph-properties fo:line-height="150%" fo:text-align="start" style:justify-single-word="false" fo:background-color="#ffffff"/>
      <style:text-properties fo:font-size="14pt" fo:font-weight="normal" officeooo:rsid="0009ab1f" officeooo:paragraph-rsid="0009ab1f" style:font-size-asian="14pt" style:font-weight-asian="normal" style:font-size-complex="14pt" style:font-weight-complex="normal"/>
    </style:style>
    <style:style style:name="P9" style:family="paragraph" style:parent-style-name="Standard">
      <loext:graphic-properties draw:fill="solid" draw:fill-color="#ffffff"/>
      <style:paragraph-properties fo:line-height="150%" fo:text-align="start" style:justify-single-word="false" fo:background-color="#ffffff"/>
      <style:text-properties fo:font-size="14pt" fo:font-weight="normal" officeooo:rsid="000a5584" officeooo:paragraph-rsid="000a5584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solid" draw:fill-color="#ffffff"/>
      <style:paragraph-properties fo:line-height="150%" fo:text-align="start" style:justify-single-word="false" fo:background-color="#ffffff"/>
      <style:text-properties fo:font-size="14pt" fo:font-weight="normal" officeooo:rsid="000a5584" officeooo:paragraph-rsid="000c45c3" style:font-size-asian="14pt" style:font-weight-asian="normal" style:font-size-complex="14pt" style:font-weight-complex="normal"/>
    </style:style>
    <style:style style:name="P11" style:family="paragraph" style:parent-style-name="Standard">
      <loext:graphic-properties draw:fill="solid" draw:fill-color="#ffffff"/>
      <style:paragraph-properties fo:line-height="150%" fo:text-align="start" style:justify-single-word="false" fo:background-color="#ffffff"/>
      <style:text-properties fo:font-size="14pt" fo:font-weight="normal" officeooo:rsid="000c45c3" officeooo:paragraph-rsid="000c45c3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="solid" draw:fill-color="#ffffff"/>
      <style:paragraph-properties fo:line-height="150%" fo:text-align="start" style:justify-single-word="false" fo:background-color="#ffffff"/>
      <style:text-properties fo:font-size="14pt" fo:font-weight="normal" officeooo:rsid="000db13c" officeooo:paragraph-rsid="000db13c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/>
      <style:text-properties fo:color="#000000" fo:font-size="14pt" officeooo:paragraph-rsid="00098f6a" style:font-size-asian="14pt" style:font-size-complex="14pt"/>
    </style:style>
    <style:style style:name="P14" style:family="paragraph" style:parent-style-name="Standard">
      <loext:graphic-properties draw:fill="solid" draw:fill-color="#ffffff"/>
      <style:paragraph-properties fo:line-height="150%" fo:background-color="#ffffff"/>
      <style:text-properties fo:color="#000000" fo:font-size="14pt" officeooo:paragraph-rsid="00098f6a" style:font-size-asian="14pt" style:font-size-complex="14pt"/>
    </style:style>
    <style:style style:name="P15" style:family="paragraph" style:parent-style-name="Standard">
      <loext:graphic-properties draw:fill="solid" draw:fill-color="#ffffff"/>
      <style:paragraph-properties fo:background-color="#ffffff"/>
      <style:text-properties fo:color="#000000" fo:font-size="14pt" officeooo:paragraph-rsid="00098f6a" style:font-size-asian="14pt" style:font-size-complex="14pt"/>
    </style:style>
    <style:style style:name="P16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/>
      <style:text-properties fo:color="#000000" fo:font-size="14pt" officeooo:paragraph-rsid="00098f6a" style:font-size-asian="14pt" style:font-size-complex="14pt" style:font-weight-complex="bold"/>
    </style:style>
    <style:style style:name="P17" style:family="paragraph" style:parent-style-name="Standard">
      <loext:graphic-properties draw:fill="solid" draw:fill-color="#ffffff"/>
      <style:paragraph-properties fo:line-height="150%" fo:background-color="#ffffff"/>
      <style:text-properties fo:color="#000000" fo:font-size="14pt" officeooo:paragraph-rsid="00098f6a" style:font-size-asian="14pt" style:font-size-complex="14pt" style:font-weight-complex="bold"/>
    </style:style>
    <style:style style:name="P18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officeooo:paragraph-rsid="00098f6a"/>
    </style:style>
    <style:style style:name="P19" style:family="paragraph" style:parent-style-name="Standard">
      <loext:graphic-properties draw:fill="solid" draw:fill-color="#ffffff"/>
      <style:paragraph-properties fo:background-color="#ffffff"/>
      <style:text-properties officeooo:paragraph-rsid="00098f6a"/>
    </style:style>
    <style:style style:name="P20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/>
      <style:text-properties officeooo:rsid="00098f6a" officeooo:paragraph-rsid="00098f6a"/>
    </style:style>
    <style:style style:name="P21" style:family="paragraph" style:parent-style-name="Standard">
      <loext:graphic-properties draw:fill="solid" draw:fill-color="#ffffff"/>
      <style:paragraph-properties fo:line-height="150%" fo:text-align="start" style:justify-single-word="false" fo:background-color="#ffffff"/>
      <style:text-properties fo:font-weight="normal" officeooo:rsid="00098f6a" officeooo:paragraph-rsid="00098f6a" style:font-weight-asian="normal" style:font-weight-complex="normal"/>
    </style:style>
    <style:style style:name="P22" style:family="paragraph" style:parent-style-name="Standard">
      <loext:graphic-properties draw:fill="solid" draw:fill-color="#ffffff"/>
      <style:paragraph-properties fo:line-height="150%" fo:text-align="start" style:justify-single-word="false" fo:background-color="#ffffff"/>
      <style:text-properties fo:font-weight="normal" officeooo:rsid="0009ab1f" officeooo:paragraph-rsid="0009ab1f" style:font-weight-asian="normal" style:font-weight-complex="normal"/>
    </style:style>
    <style:style style:name="P23" style:family="paragraph" style:parent-style-name="Standard">
      <loext:graphic-properties draw:fill="solid" draw:fill-color="#ffffff"/>
      <style:paragraph-properties fo:line-height="150%" fo:text-align="start" style:justify-single-word="false" fo:background-color="#ffffff"/>
      <style:text-properties fo:font-weight="normal" officeooo:rsid="000a2941" officeooo:paragraph-rsid="000a2941" style:font-weight-asian="normal" style:font-weight-complex="normal"/>
    </style:style>
    <style:style style:name="P24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/>
      <style:text-properties fo:font-weight="bold" officeooo:rsid="00098f6a" officeooo:paragraph-rsid="00098f6a" style:font-weight-asian="bold" style:font-weight-complex="bold"/>
    </style:style>
    <style:style style:name="P25" style:family="paragraph" style:parent-style-name="Standard" style:master-page-name="Standard">
      <style:paragraph-properties fo:line-height="150%" fo:text-align="center" style:justify-single-word="false" style:page-number="auto"/>
      <style:text-properties officeooo:paragraph-rsid="00098f6a"/>
    </style:style>
    <style:style style:name="P26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27" style:family="paragraph" style:parent-style-name="Table_20_Contents">
      <style:paragraph-properties fo:text-align="start" style:justify-single-word="false"/>
      <style:text-properties fo:font-size="14pt" officeooo:paragraph-rsid="000c45c3" style:font-size-asian="14pt" style:font-size-complex="14pt"/>
    </style:style>
    <style:style style:name="P28" style:family="paragraph" style:parent-style-name="Table_20_Contents">
      <style:paragraph-properties fo:text-align="start" style:justify-single-word="false"/>
      <style:text-properties fo:font-size="14pt" officeooo:rsid="000a5584" officeooo:paragraph-rsid="000a5584" style:font-size-asian="14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fo:font-size="14pt" officeooo:rsid="000a5584" officeooo:paragraph-rsid="000c45c3" style:font-size-asian="14pt" style:font-size-complex="14pt"/>
    </style:style>
    <style:style style:name="T1" style:family="text">
      <style:text-properties fo:color="#000000" fo:font-size="14pt" style:font-size-asian="14pt" style:font-size-complex="14pt" style:font-weight-complex="bold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fo:color="#000000" fo:font-size="14pt" fo:font-weight="bold" style:font-size-asian="14pt" style:font-weight-asian="bold" style:font-size-complex="14pt"/>
    </style:style>
    <style:style style:name="T4" style:family="text">
      <style:text-properties fo:color="#000000" fo:font-size="14pt" fo:language="en" fo:country="US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weight="bold" officeooo:rsid="00098f6a" style:font-size-asian="14pt" style:font-weight-asian="bold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text-transform="uppercase" fo:font-size="14pt" fo:font-weight="bold" style:font-size-asian="14pt" style:font-weight-asian="bold" style:font-size-complex="14pt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8">МИНОБРНАУКИ РОССИИ</text:span></text:p>
      <text:p text:style-name="P1"><text:span text:style-name="T8">Санкт-Петербургский государственный</text:span></text:p>
      <text:p text:style-name="P1"><text:span text:style-name="T8">электротехнический университет</text:span></text:p>
      <text:p text:style-name="P1"><text:span text:style-name="T8">«ЛЭТИ» им. В.И. Ульянова (Ленина)</text:span></text:p>
      <text:p text:style-name="P1"><text:span text:style-name="T5">Кафедра </text:span><text:span text:style-name="T3">ИИС</text:span><text:span text:style-name="T4">T</text:span></text:p>
      <text:p text:style-name="P3"/>
      <text:p text:style-name="P4"/>
      <text:p text:style-name="P5"/>
      <text:p text:style-name="P4"/>
      <text:p text:style-name="P2"><text:span text:style-name="T5">Отчёт по лабораторной работе №</text:span><text:span text:style-name="T6">4</text:span><text:span text:style-name="T5"> по дисциплине </text:span></text:p>
      <text:p text:style-name="P2"><text:span text:style-name="T5">«Метрология»</text:span></text:p>
      <text:p text:style-name="P13"/>
      <text:p text:style-name="P13"/>
      <text:p text:style-name="P13"/>
      <text:p text:style-name="P13"/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/>
            <text:p text:style-name="P15"/>
            <text:p text:style-name="P19"><text:span text:style-name="T2">Студенты гр. 7301</text:span></text:p>
          </table:table-cell>
          <table:table-cell table:style-name="Table1.B1" office:value-type="string">
            <text:p text:style-name="P15"/>
          </table:table-cell>
          <table:table-cell table:style-name="Table1.A1" office:value-type="string">
            <text:p text:style-name="P18"><text:span text:style-name="T2">Литвинов К.Л.</text:span></text:p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  <table:table-cell table:style-name="Table1.B1" office:value-type="string">
            <text:p text:style-name="P15"/>
          </table:table-cell>
          <table:table-cell table:style-name="Table1.A1" office:value-type="string">
            <text:p text:style-name="P18"><text:span text:style-name="T2">Гарцев Е.А.</text:span></text:p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  <table:table-cell table:style-name="Table1.B1" office:value-type="string">
            <text:p text:style-name="P15"/>
          </table:table-cell>
          <table:table-cell table:style-name="Table1.A1" office:value-type="string">
            <text:p text:style-name="P18"><text:span text:style-name="T2">Бурков М.П.</text:span></text:p>
          </table:table-cell>
        </table:table-row>
        <table:table-row table:style-name="Table1.1">
          <table:table-cell table:style-name="Table1.A1" office:value-type="string">
            <text:p text:style-name="P19"><text:span text:style-name="T2">Преподаватель</text:span></text:p>
          </table:table-cell>
          <table:table-cell table:style-name="Table1.B4" office:value-type="string">
            <text:p text:style-name="P15"/>
          </table:table-cell>
          <table:table-cell table:style-name="Table1.A1" office:value-type="string">
            <text:p text:style-name="P18"><text:span text:style-name="T2">Варшавский И.Е.</text:span></text:p>
          </table:table-cell>
        </table:table-row>
      </table:table>
      <text:p text:style-name="P16"/>
      <text:p text:style-name="P16"/>
      <text:p text:style-name="P17"/>
      <text:p text:style-name="P16"/>
      <text:p text:style-name="P16"/>
      <text:p text:style-name="P16"/>
      <text:p text:style-name="P2"><text:span text:style-name="T1">Санкт-Петербург</text:span></text:p>
      <text:p text:style-name="P2"><text:span text:style-name="T1">2019</text:span><text:span text:style-name="T5"> <text:s text:c="3"/></text:span></text:p>
      <text:p text:style-name="P20"><text:soft-page-break/><text:span text:style-name="T5">Обработка результатов однократных прямых измерений напряжений</text:span></text:p>
      <text:p text:style-name="P21"><text:span text:style-name="T7">Найдём относительную инструментальную погрешность </text:span></text:p>
      <text:p text:style-name="P21"><text:span text:style-name="T7"><draw:frame draw:style-name="fr1" draw:name="Object1" text:anchor-type="as-char" svg:y="-0.683cm" svg:width="3.801cm" svg:height="1.062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1"><text:span text:style-name="T7"><draw:frame draw:style-name="fr1" draw:name="Object2" text:anchor-type="as-char" svg:y="-0.683cm" svg:width="3.928cm" svg:height="1.062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21"><text:span text:style-name="T7"><draw:frame draw:style-name="fr1" draw:name="Object3" text:anchor-type="as-char" svg:y="-0.683cm" svg:width="3.928cm" svg:height="1.062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21"><text:span text:style-name="T7">Находим абсолютную погрешность </text:span></text:p>
      <text:p text:style-name="P21"><text:span text:style-name="T7"><draw:frame draw:style-name="fr1" draw:name="Object4" text:anchor-type="as-char" svg:y="-0.619cm" svg:width="2.616cm" svg:height="0.998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21"><text:span text:style-name="T7"><draw:frame draw:style-name="fr1" draw:name="Object5" text:anchor-type="as-char" svg:y="-0.619cm" svg:width="2.743cm" svg:height="0.998cm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21"><text:span text:style-name="T7"><draw:frame draw:style-name="fr1" draw:name="Object6" text:anchor-type="as-char" svg:y="-0.619cm" svg:width="2.745cm" svg:height="0.998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21"><text:span text:style-name="T7">Результаты измерений </text:span></text:p>
      <text:p text:style-name="P21"><text:span text:style-name="T7"><draw:frame draw:style-name="fr1" draw:name="Object7" text:anchor-type="as-char" svg:y="-0.377cm" svg:width="1.226cm" svg:height="0.531cm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21"><text:span text:style-name="T7"><draw:frame draw:style-name="fr1" draw:name="Object8" text:anchor-type="as-char" svg:y="-0.377cm" svg:width="1.228cm" svg:height="0.531cm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24"><text:span text:style-name="T7">Обработка результатов однократных косвенных измерений</text:span></text:p>
      <text:p text:style-name="P21"><text:span text:style-name="T7">Ток протекающий через резистор</text:span></text:p>
      <text:p text:style-name="P21"><text:span text:style-name="T7"><draw:frame draw:style-name="fr1" draw:name="Object9" text:anchor-type="as-char" svg:y="-0.683cm" svg:width="1.401cm" svg:height="1.062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21"><text:span text:style-name="T7"><draw:frame draw:style-name="fr1" draw:name="Object10" text:anchor-type="as-char" svg:y="-0.683cm" svg:width="1.528cm" svg:height="1.062cm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21"><text:span text:style-name="T7"><draw:frame draw:style-name="fr1" draw:name="Object11" text:anchor-type="as-char" svg:y="-0.683cm" svg:width="1.528cm" svg:height="1.062cm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21"><text:span text:style-name="T7">Относительная погрешность </text:span></text:p>
      <text:p text:style-name="P21"><text:span text:style-name="T7"><draw:frame draw:style-name="fr1" draw:name="Object12" text:anchor-type="as-char" svg:y="-0.377cm" svg:width="3.067cm" svg:height="0.531cm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21"><text:span text:style-name="T7"><draw:frame draw:style-name="fr1" draw:name="Object13" text:anchor-type="as-char" svg:y="-0.377cm" svg:width="3.187cm" svg:height="0.531cm" draw:z-index="12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21"><text:span text:style-name="T7"><draw:frame draw:style-name="fr1" draw:name="Object14" text:anchor-type="as-char" svg:y="-0.377cm" svg:width="3.191cm" svg:height="0.531cm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22"><text:span text:style-name="T7">Абсолютная погрешность косвенных измерений тока</text:span></text:p>
      <text:p text:style-name="P22"><text:span text:style-name="T7"><draw:frame draw:style-name="fr1" draw:name="Object15" text:anchor-type="as-char" svg:y="-0.377cm" svg:width="2.909cm" svg:height="0.467cm" draw:z-index="14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22"><text:span text:style-name="T7"><draw:frame draw:style-name="fr1" draw:name="Object16" text:anchor-type="as-char" svg:y="-0.377cm" svg:width="3.036cm" svg:height="0.531cm" draw:z-index="15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22"><draw:frame draw:style-name="fr1" draw:name="Object17" text:anchor-type="as-char" svg:y="-0.377cm" svg:width="3.037cm" svg:height="0.531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22">Результат косвенных измерений тока</text:p>
      <text:p text:style-name="P22"><text:soft-page-break/><draw:frame draw:style-name="fr1" draw:name="Object18" text:anchor-type="as-char" svg:y="-0.377cm" svg:width="1.078cm" svg:height="0.531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22"><draw:frame draw:style-name="fr1" draw:name="Object19" text:anchor-type="as-char" svg:y="-0.377cm" svg:width="1.08cm" svg:height="0.531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8">Нахождение мощности </text:p>
      <text:p text:style-name="P22"><draw:frame draw:style-name="fr1" draw:name="Object20" text:anchor-type="as-char" svg:y="-0.861cm" svg:width="2.272cm" svg:height="1.633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8">Относительная погрешность измерений мощности </text:p>
      <text:p text:style-name="P22"><draw:frame draw:style-name="fr1" draw:name="Object21" text:anchor-type="as-char" svg:y="-0.861cm" svg:width="3.263cm" svg:height="1.633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22">Абсолютная погрешность измерений мощности </text:p>
      <text:p text:style-name="P22"><draw:frame draw:style-name="fr1" draw:name="Object22" text:anchor-type="as-char" svg:y="-0.861cm" svg:width="4.329cm" svg:height="1.633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23">Результат косвенных измерений мощности</text:p>
      <text:p text:style-name="P23"><draw:frame draw:style-name="fr1" draw:name="Object23" text:anchor-type="as-char" svg:y="-0.586cm" svg:width="0.833cm" svg:height="1.081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6">Обработка многократных измерений</text:p>
      <text:p text:style-name="P9">Формулы расчёта:</text:p>
      <text:p text:style-name="P9">Среднее арифметическое результатов наблюдений</text:p>
      <text:p text:style-name="P9"><draw:frame draw:style-name="fr1" draw:name="Object28" text:anchor-type="as-char" svg:y="-0.713cm" svg:width="2.785cm" svg:height="1.141cm" draw:z-index="26"><draw:object xlink:href="./Object 28" xlink:type="simple" xlink:show="embed" xlink:actuate="onLoad"/><draw:image xlink:href="./ObjectReplacements/Object 28" xlink:type="simple" xlink:show="embed" xlink:actuate="onLoad"/></draw:frame></text:p>
      <text:p text:style-name="P9">Оценка дисперсии случайной погрешности измерений</text:p>
      <text:p text:style-name="P9"><draw:frame draw:style-name="fr1" draw:name="Object29" text:anchor-type="as-char" svg:y="-0.713cm" svg:width="4.614cm" svg:height="1.141cm" draw:z-index="27"><draw:object xlink:href="./Object 29" xlink:type="simple" xlink:show="embed" xlink:actuate="onLoad"/><draw:image xlink:href="./ObjectReplacements/Object 29" xlink:type="simple" xlink:show="embed" xlink:actuate="onLoad"/></draw:frame></text:p>
      <text:p text:style-name="P9">Оценка дисперсии погрешности результата измерения</text:p>
      <text:p text:style-name="P9"><draw:frame draw:style-name="fr1" draw:name="Object30" text:anchor-type="as-char" svg:y="-0.693cm" svg:width="2.709cm" svg:height="1.072cm" draw:z-index="28"><draw:object xlink:href="./Object 30" xlink:type="simple" xlink:show="embed" xlink:actuate="onLoad"/><draw:image xlink:href="./ObjectReplacements/Object 30" xlink:type="simple" xlink:show="embed" xlink:actuate="onLoad"/></draw:frame></text:p>
      <text:p text:style-name="P11">Доверительный интервал погрешности результата измерений при нормальном законе распределения</text:p>
      <text:p text:style-name="P11"><draw:frame draw:style-name="fr1" draw:name="Object31" text:anchor-type="as-char" svg:y="-0.386cm" svg:width="3.186cm" svg:height="0.542cm" draw:z-index="30"><draw:object xlink:href="./Object 31" xlink:type="simple" xlink:show="embed" xlink:actuate="onLoad"/><draw:image xlink:href="./ObjectReplacements/Object 31" xlink:type="simple" xlink:show="embed" xlink:actuate="onLoad"/></draw:frame>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28">Номер Измерения</text:p>
          </table:table-cell>
          <table:table-cell table:style-name="Table2.A1" office:value-type="string">
            <text:p text:style-name="P26"><draw:frame draw:style-name="fr1" draw:name="Object24" text:anchor-type="as-char" svg:y="-0.377cm" svg:width="1.111cm" svg:height="0.531cm" draw:z-index="23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Table2.A1" office:value-type="string">
            <text:p text:style-name="P26"><draw:frame draw:style-name="fr1" draw:name="Object25" text:anchor-type="as-char" svg:y="-0.377cm" svg:width="1.035cm" svg:height="0.467cm" draw:z-index="24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e2.A1" office:value-type="string">
            <text:p text:style-name="P26"><draw:frame draw:style-name="fr1" draw:name="Object26" text:anchor-type="as-char" svg:y="-0.589cm" svg:width="1.849cm" svg:height="1.044cm" draw:z-index="25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  <table:table-cell table:style-name="Table2.E1" office:value-type="string">
            <text:p text:style-name="P26"><draw:frame draw:style-name="fr1" draw:name="Object27" text:anchor-type="as-char" svg:y="-0.589cm" svg:width="1.849cm" svg:height="1.044cm" draw:z-index="29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6"/>
          </table:table-cell>
          <table:table-cell table:style-name="Table2.A2" table:number-rows-spanned="14" office:value-type="string">
            <text:p text:style-name="P26"/>
          </table:table-cell>
          <table:table-cell table:style-name="Table2.A2" table:number-rows-spanned="14" office:value-type="string">
            <text:p text:style-name="P26"/>
          </table:table-cell>
          <table:table-cell table:style-name="Table2.E2" table:number-rows-spanned="14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8">2</text:p>
          </table:table-cell>
          <table:table-cell table:style-name="Table2.A2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8">3</text:p>
          </table:table-cell>
          <table:table-cell table:style-name="Table2.A2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8">4</text:p>
          </table:table-cell>
          <table:table-cell table:style-name="Table2.A2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8">5</text:p>
          </table:table-cell>
          <table:table-cell table:style-name="Table2.A2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8">6</text:p>
          </table:table-cell>
          <table:table-cell table:style-name="Table2.A2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8">7</text:p>
          </table:table-cell>
          <table:table-cell table:style-name="Table2.A2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8">8</text:p>
          </table:table-cell>
          <table:table-cell table:style-name="Table2.A2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8">9</text:p>
          </table:table-cell>
          <table:table-cell table:style-name="Table2.A2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8">10</text:p>
          </table:table-cell>
          <table:table-cell table:style-name="Table2.A2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8">11</text:p>
          </table:table-cell>
          <table:table-cell table:style-name="Table2.A2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8">12</text:p>
          </table:table-cell>
          <table:table-cell table:style-name="Table2.A2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8">13</text:p>
          </table:table-cell>
          <table:table-cell table:style-name="Table2.A2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8">14</text:p>
          </table:table-cell>
          <table:table-cell table:style-name="Table2.A2" office:value-type="string">
            <text:p text:style-name="P26"/>
          </table:table-cell>
          <table:covered-table-cell/>
          <table:covered-table-cell/>
          <table:covered-table-cell/>
        </table:table-row>
      </table:table>
      <text:p text:style-name="P11">Результат измерения напряжений</text:p>
      <text:p text:style-name="P11"><draw:frame draw:style-name="fr1" draw:name="Object32" text:anchor-type="as-char" svg:y="-0.386cm" svg:width="4.475cm" svg:height="0.542cm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P7">Обработка многократных косвенных измерений мощности</text:p>
      <text:p text:style-name="P10">Формулы расчёта:</text:p>
      <text:p text:style-name="P10">Среднее арифметическое результатов наблюдений</text:p>
      <text:p text:style-name="P10"><draw:frame draw:style-name="fr1" draw:name="Object34" text:anchor-type="as-char" svg:y="-0.713cm" svg:width="2.785cm" svg:height="1.141cm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10">Оценка дисперсии случайной погрешности измерений</text:p>
      <text:p text:style-name="P10"><draw:frame draw:style-name="fr1" draw:name="Object35" text:anchor-type="as-char" svg:y="-0.713cm" svg:width="4.614cm" svg:height="1.141cm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0">Оценка дисперсии погрешности результата измерения</text:p>
      <text:p text:style-name="P10"><draw:frame draw:style-name="fr1" draw:name="Object36" text:anchor-type="as-char" svg:y="-0.693cm" svg:width="2.709cm" svg:height="1.072cm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11">Доверительный интервал погрешности результата измерений при нормальном законе распределения</text:p>
      <text:p text:style-name="P11"><draw:frame draw:style-name="fr1" draw:name="Object33" text:anchor-type="as-char" svg:y="-0.386cm" svg:width="3.186cm" svg:height="0.542cm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1">Доверительный интервал погрешности результата измерений при нормальном законе распределения</text:p>
      <text:p text:style-name="P11"><draw:frame draw:style-name="fr1" draw:name="Object37" text:anchor-type="as-char" svg:y="-0.386cm" svg:width="3.186cm" svg:height="0.542cm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29">Номер <text:soft-page-break/>Измерения</text:p>
          </table:table-cell>
          <table:table-cell table:style-name="Table3.A1" office:value-type="string">
            <text:p text:style-name="P27"><draw:frame draw:style-name="fr1" draw:name="Object38" text:anchor-type="as-char" svg:y="-0.377cm" svg:width="1.111cm" svg:height="0.531cm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  <table:table-cell table:style-name="Table3.A1" office:value-type="string">
            <text:p text:style-name="P27"><draw:frame draw:style-name="fr1" draw:name="Object39" text:anchor-type="as-char" svg:y="-0.377cm" svg:width="1.035cm" svg:height="0.467cm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/table:table-cell>
          <table:table-cell table:style-name="Table3.A1" office:value-type="string">
            <text:p text:style-name="P27"><draw:frame draw:style-name="fr1" draw:name="Object40" text:anchor-type="as-char" svg:y="-0.589cm" svg:width="1.849cm" svg:height="1.044cm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  <table:table-cell table:style-name="Table3.E1" office:value-type="string">
            <text:p text:style-name="P27"><draw:frame draw:style-name="fr1" draw:name="Object41" text:anchor-type="as-char" svg:y="-0.589cm" svg:width="1.849cm" svg:height="1.044cm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29">1</text:p>
          </table:table-cell>
          <table:table-cell table:style-name="Table3.A2" office:value-type="string">
            <text:p text:style-name="P27"/>
          </table:table-cell>
          <table:table-cell table:style-name="Table3.A2" table:number-rows-spanned="14" office:value-type="string">
            <text:p text:style-name="P27"/>
          </table:table-cell>
          <table:table-cell table:style-name="Table3.A2" table:number-rows-spanned="14" office:value-type="string">
            <text:p text:style-name="P27"/>
          </table:table-cell>
          <table:table-cell table:style-name="Table3.E2" table:number-rows-spanned="14" office:value-type="string">
            <text:p text:style-name="P27"/>
          </table:table-cell>
        </table:table-row>
        <table:table-row>
          <table:table-cell table:style-name="Table3.A2" office:value-type="string">
            <text:p text:style-name="P29">2</text:p>
          </table:table-cell>
          <table:table-cell table:style-name="Table3.A2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9">3</text:p>
          </table:table-cell>
          <table:table-cell table:style-name="Table3.A2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9">4</text:p>
          </table:table-cell>
          <table:table-cell table:style-name="Table3.A2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9">5</text:p>
          </table:table-cell>
          <table:table-cell table:style-name="Table3.A2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9">6</text:p>
          </table:table-cell>
          <table:table-cell table:style-name="Table3.A2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9">7</text:p>
          </table:table-cell>
          <table:table-cell table:style-name="Table3.A2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9">8</text:p>
          </table:table-cell>
          <table:table-cell table:style-name="Table3.A2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9">9</text:p>
          </table:table-cell>
          <table:table-cell table:style-name="Table3.A2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9">10</text:p>
          </table:table-cell>
          <table:table-cell table:style-name="Table3.A2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9">11</text:p>
          </table:table-cell>
          <table:table-cell table:style-name="Table3.A2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9">12</text:p>
          </table:table-cell>
          <table:table-cell table:style-name="Table3.A2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9">13</text:p>
          </table:table-cell>
          <table:table-cell table:style-name="Table3.A2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9">14</text:p>
          </table:table-cell>
          <table:table-cell table:style-name="Table3.A2" office:value-type="string">
            <text:p text:style-name="P27"/>
          </table:table-cell>
          <table:covered-table-cell/>
          <table:covered-table-cell/>
          <table:covered-table-cell/>
        </table:table-row>
      </table:table>
      <text:p text:style-name="P11"/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29">Номер Измерения</text:p>
          </table:table-cell>
          <table:table-cell table:style-name="Table4.A1" office:value-type="string">
            <text:p text:style-name="P27"><draw:frame draw:style-name="fr1" draw:name="Object42" text:anchor-type="as-char" svg:y="-0.377cm" svg:width="1.111cm" svg:height="0.531cm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</table:table-cell>
          <table:table-cell table:style-name="Table4.A1" office:value-type="string">
            <text:p text:style-name="P27"><draw:frame draw:style-name="fr1" draw:name="Object43" text:anchor-type="as-char" svg:y="-0.377cm" svg:width="1.035cm" svg:height="0.467cm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</table:table-cell>
          <table:table-cell table:style-name="Table4.A1" office:value-type="string">
            <text:p text:style-name="P27"><draw:frame draw:style-name="fr1" draw:name="Object44" text:anchor-type="as-char" svg:y="-0.589cm" svg:width="1.849cm" svg:height="1.044cm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</table:table-cell>
          <table:table-cell table:style-name="Table4.E1" office:value-type="string">
            <text:p text:style-name="P27"><draw:frame draw:style-name="fr1" draw:name="Object45" text:anchor-type="as-char" svg:y="-0.589cm" svg:width="1.849cm" svg:height="1.044cm" draw:z-index="44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29">1</text:p>
          </table:table-cell>
          <table:table-cell table:style-name="Table4.A2" office:value-type="string">
            <text:p text:style-name="P27"/>
          </table:table-cell>
          <table:table-cell table:style-name="Table4.A2" table:number-rows-spanned="14" office:value-type="string">
            <text:p text:style-name="P27"/>
          </table:table-cell>
          <table:table-cell table:style-name="Table4.A2" table:number-rows-spanned="14" office:value-type="string">
            <text:p text:style-name="P27"/>
          </table:table-cell>
          <table:table-cell table:style-name="Table4.E2" table:number-rows-spanned="14" office:value-type="string">
            <text:p text:style-name="P27"/>
          </table:table-cell>
        </table:table-row>
        <table:table-row>
          <table:table-cell table:style-name="Table4.A2" office:value-type="string">
            <text:p text:style-name="P29">2</text:p>
          </table:table-cell>
          <table:table-cell table:style-name="Table4.A2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9">3</text:p>
          </table:table-cell>
          <table:table-cell table:style-name="Table4.A2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9">4</text:p>
          </table:table-cell>
          <table:table-cell table:style-name="Table4.A2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9">5</text:p>
          </table:table-cell>
          <table:table-cell table:style-name="Table4.A2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9">6</text:p>
          </table:table-cell>
          <table:table-cell table:style-name="Table4.A2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9">7</text:p>
          </table:table-cell>
          <table:table-cell table:style-name="Table4.A2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9">8</text:p>
          </table:table-cell>
          <table:table-cell table:style-name="Table4.A2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9">9</text:p>
          </table:table-cell>
          <table:table-cell table:style-name="Table4.A2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9">10</text:p>
          </table:table-cell>
          <table:table-cell table:style-name="Table4.A2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9">11</text:p>
          </table:table-cell>
          <table:table-cell table:style-name="Table4.A2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9">12</text:p>
          </table:table-cell>
          <table:table-cell table:style-name="Table4.A2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9">13</text:p>
          </table:table-cell>
          <table:table-cell table:style-name="Table4.A2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9">14</text:p>
          </table:table-cell>
          <table:table-cell table:style-name="Table4.A2" office:value-type="string">
            <text:p text:style-name="P27"/>
          </table:table-cell>
          <table:covered-table-cell/>
          <table:covered-table-cell/>
          <table:covered-table-cell/>
        </table:table-row>
      </table:table>
      <text:p text:style-name="P11">Измерение мощности</text:p>
      <text:p text:style-name="P11"><text:soft-page-break/><draw:frame draw:style-name="fr1" draw:name="Object46" text:anchor-type="as-char" svg:y="-0.377cm" svg:width="4.394cm" svg:height="0.531cm" draw:z-index="45"><draw:object xlink:href="./Object 46" xlink:type="simple" xlink:show="embed" xlink:actuate="onLoad"/><draw:image xlink:href="./ObjectReplacements/Object 46" xlink:type="simple" xlink:show="embed" xlink:actuate="onLoad"/></draw:frame></text:p>
      <text:p text:style-name="P11">Доверительный интервал </text:p>
      <text:p text:style-name="P11"><draw:frame draw:style-name="fr1" draw:name="Object47" text:anchor-type="as-char" svg:y="-0.743cm" svg:width="7.886cm" svg:height="1.244cm" draw:z-index="46"><draw:object xlink:href="./Object 47" xlink:type="simple" xlink:show="embed" xlink:actuate="onLoad"/><draw:image xlink:href="./ObjectReplacements/Object 47" xlink:type="simple" xlink:show="embed" xlink:actuate="onLoad"/></draw:frame></text:p>
      <text:p text:style-name="P12">Результат измерения мощности </text:p>
      <text:p text:style-name="P12"><draw:frame draw:style-name="fr1" draw:name="Object48" text:anchor-type="as-char" svg:y="-0.386cm" svg:width="5.031cm" svg:height="0.542cm" draw:z-index="47"><draw:object xlink:href="./Object 48" xlink:type="simple" xlink:show="embed" xlink:actuate="onLoad"/><draw:image xlink:href="./ObjectReplacements/Object 48" xlink:type="simple" xlink:show="embed" xlink:actuate="onLoad"/></draw:frame></text:p>
      <text:p text:style-name="P12">Число степеней свободы f = 2n — 2, доверительная вероятности P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ucida Sans1" svg:font-family="'Lucida San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0-25T19:04:55.931426391</meta:creation-date>
    <dc:date>2019-10-26T14:56:27.819475689</dc:date>
    <meta:editing-duration>PT19H6M47S</meta:editing-duration>
    <meta:editing-cycles>5</meta:editing-cycles>
    <meta:generator>LibreOffice/6.3.2.2$MacOSX_X86_64 LibreOffice_project/98b30e735bda24bc04ab42594c85f7fd8be07b9c</meta:generator>
    <meta:document-statistic meta:table-count="4" meta:image-count="0" meta:object-count="48" meta:page-count="6" meta:paragraph-count="139" meta:word-count="219" meta:character-count="1723" meta:non-whitespace-character-count="1580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sub>
        <mi>I</mi>
        <mn>1</mn>
      </msub>
      <mo stretchy="false">=</mo>
      <mfrac>
        <msub>
          <mi>U</mi>
          <mn>1</mn>
        </msub>
        <mrow>
          <mi>R</mi>
          <mn>0</mn>
        </mrow>
      </mfrac>
    </mrow>
    <annotation encoding="StarMath 5.0">I_1 = U_1 over { R0 }</annotation>
  </semantics>
</math>
</file>

<file path=Object 11/content.xml><?xml version="1.0" encoding="utf-8"?>
<math xmlns="http://www.w3.org/1998/Math/MathML" display="block">
  <semantics>
    <mrow>
      <msub>
        <mi>I</mi>
        <mn>2</mn>
      </msub>
      <mo stretchy="false">=</mo>
      <mfrac>
        <msub>
          <mi>U</mi>
          <mn>2</mn>
        </msub>
        <mrow>
          <mi>R</mi>
          <mn>0</mn>
        </mrow>
      </mfrac>
    </mrow>
    <annotation encoding="StarMath 5.0">I_2 = U_2 over { R0 }</annotation>
  </semantics>
</math>
</file>

<file path=Object 12/content.xml><?xml version="1.0" encoding="utf-8"?>
<math xmlns="http://www.w3.org/1998/Math/MathML" display="block">
  <semantics>
    <mrow>
      <mi>δ</mi>
      <mrow>
        <mi>I</mi>
        <mo stretchy="false">=</mo>
        <mi>δ</mi>
      </mrow>
      <mrow>
        <msub>
          <mi>U</mi>
          <mn>0</mn>
        </msub>
        <mo stretchy="false">+</mo>
        <mi>δ</mi>
      </mrow>
      <mi>R</mi>
      <mn>0</mn>
    </mrow>
    <annotation encoding="StarMath 5.0">%delta I = %delta U_0 + %delta R0</annotation>
  </semantics>
</math>
</file>

<file path=Object 13/content.xml><?xml version="1.0" encoding="utf-8"?>
<math xmlns="http://www.w3.org/1998/Math/MathML" display="block">
  <semantics>
    <mrow>
      <mi>δ</mi>
      <mrow>
        <msub>
          <mi>I</mi>
          <mn>1</mn>
        </msub>
        <mo stretchy="false">=</mo>
        <mi>δ</mi>
      </mrow>
      <mrow>
        <msub>
          <mi>U</mi>
          <mn>1</mn>
        </msub>
        <mo stretchy="false">+</mo>
        <mi>δ</mi>
      </mrow>
      <mi>R</mi>
      <mn>0</mn>
    </mrow>
    <annotation encoding="StarMath 5.0">%delta I_1 = %delta U_1 + %delta R0</annotation>
  </semantics>
</math>
</file>

<file path=Object 14/content.xml><?xml version="1.0" encoding="utf-8"?>
<math xmlns="http://www.w3.org/1998/Math/MathML" display="block">
  <semantics>
    <mrow>
      <mi>δ</mi>
      <mrow>
        <msub>
          <mi>I</mi>
          <mn>2</mn>
        </msub>
        <mo stretchy="false">=</mo>
        <mi>δ</mi>
      </mrow>
      <mrow>
        <msub>
          <mi>U</mi>
          <mn>2</mn>
        </msub>
        <mo stretchy="false">+</mo>
        <mi>δ</mi>
      </mrow>
      <mi>R</mi>
      <mn>0</mn>
    </mrow>
    <annotation encoding="StarMath 5.0">%delta I_2 = %delta U_2 + %delta R0</annotation>
  </semantics>
</math>
</file>

<file path=Object 15/content.xml><?xml version="1.0" encoding="utf-8"?>
<math xmlns="http://www.w3.org/1998/Math/MathML" display="block">
  <semantics>
    <mrow>
      <mi mathvariant="normal">Δ</mi>
      <mrow>
        <mi>I</mi>
        <mo stretchy="false">=</mo>
        <mrow>
          <mi>I</mi>
          <mo stretchy="false">∗</mo>
          <mi>δ</mi>
        </mrow>
      </mrow>
      <mrow>
        <mi>I</mi>
        <mo stretchy="false">/</mo>
        <mn>100</mn>
      </mrow>
    </mrow>
    <annotation encoding="StarMath 5.0">%DELTA I = I*%delta I / 100</annotation>
  </semantics>
</math>
</file>

<file path=Object 16/content.xml><?xml version="1.0" encoding="utf-8"?>
<math xmlns="http://www.w3.org/1998/Math/MathML" display="block">
  <semantics>
    <mrow>
      <mi mathvariant="normal">Δ</mi>
      <mrow>
        <msub>
          <mi>I</mi>
          <mn>1</mn>
        </msub>
        <mo stretchy="false">=</mo>
        <mrow>
          <mi>I</mi>
          <mo stretchy="false">∗</mo>
          <mi>δ</mi>
        </mrow>
      </mrow>
      <mrow>
        <mi>I</mi>
        <mo stretchy="false">/</mo>
        <mn>100</mn>
      </mrow>
    </mrow>
    <annotation encoding="StarMath 5.0">%DELTA I_1 = I*%delta I / 100</annotation>
  </semantics>
</math>
</file>

<file path=Object 17/content.xml><?xml version="1.0" encoding="utf-8"?>
<math xmlns="http://www.w3.org/1998/Math/MathML" display="block">
  <semantics>
    <mrow>
      <mi mathvariant="normal">Δ</mi>
      <mrow>
        <msub>
          <mi>I</mi>
          <mn>2</mn>
        </msub>
        <mo stretchy="false">=</mo>
        <mrow>
          <mi>I</mi>
          <mo stretchy="false">∗</mo>
          <mi>δ</mi>
        </mrow>
      </mrow>
      <mrow>
        <mi>I</mi>
        <mo stretchy="false">/</mo>
        <mn>100</mn>
      </mrow>
    </mrow>
    <annotation encoding="StarMath 5.0">%DELTA I_2 = I*%delta I / 100</annotation>
  </semantics>
</math>
</file>

<file path=Object 18/content.xml><?xml version="1.0" encoding="utf-8"?>
<math xmlns="http://www.w3.org/1998/Math/MathML" display="block">
  <semantics>
    <mrow>
      <msub>
        <mi>I</mi>
        <mn>1</mn>
      </msub>
      <mo stretchy="false">=</mo>
      <mrow/>
    </mrow>
    <annotation encoding="StarMath 5.0">I_1 = </annotation>
  </semantics>
</math>
</file>

<file path=Object 19/content.xml><?xml version="1.0" encoding="utf-8"?>
<math xmlns="http://www.w3.org/1998/Math/MathML" display="block">
  <semantics>
    <mrow>
      <msub>
        <mi>I</mi>
        <mn>2</mn>
      </msub>
      <mo stretchy="false">=</mo>
      <mrow/>
    </mrow>
    <annotation encoding="StarMath 5.0">I_2 = </annotation>
  </semantics>
</math>
</file>

<file path=Object 2/content.xml><?xml version="1.0" encoding="utf-8"?>
<math xmlns="http://www.w3.org/1998/Math/MathML" display="block">
  <semantics>
    <mrow>
      <mi>δ</mi>
      <mrow>
        <msub>
          <mi>U</mi>
          <mn>1</mn>
        </msub>
        <mo stretchy="false">=</mo>
        <mrow>
          <mo fence="true" stretchy="false">[</mo>
          <mrow>
            <mrow>
              <mrow>
                <mi>c</mi>
                <mo stretchy="false">+</mo>
                <mi>d</mi>
              </mrow>
              <mrow>
                <mo fence="true" stretchy="false">(</mo>
                <mrow>
                  <mrow>
                    <mfrac>
                      <msub>
                        <mi>U</mi>
                        <mi>N</mi>
                      </msub>
                      <mi>U</mi>
                    </mfrac>
                    <mo stretchy="false">−</mo>
                    <mn>1</mn>
                  </mrow>
                </mrow>
                <mo fence="true" stretchy="false">)</mo>
              </mrow>
            </mrow>
          </mrow>
          <mo fence="true" stretchy="false">]</mo>
        </mrow>
      </mrow>
    </mrow>
    <annotation encoding="StarMath 5.0">%delta U_1 = [ c + d(U_N over U - 1) ]
</annotation>
  </semantics>
</math>
</file>

<file path=Object 20/content.xml><?xml version="1.0" encoding="utf-8"?>
<math xmlns="http://www.w3.org/1998/Math/MathML" display="block">
  <semantics>
    <mtable>
      <mtr>
        <mtd>
          <mrow>
            <msub>
              <mi>P</mi>
              <mi>m</mi>
            </msub>
            <mo stretchy="false">=</mo>
            <mrow>
              <mi>U</mi>
              <mo stretchy="false">∗</mo>
              <mi>I</mi>
            </mrow>
          </mrow>
        </mtd>
      </mtr>
      <mtr>
        <mtd>
          <mrow>
            <msub>
              <mi>P</mi>
              <mrow>
                <mi>m</mi>
                <mn>1</mn>
              </mrow>
            </msub>
            <mo stretchy="false">=</mo>
            <mrow>
              <msub>
                <mi>U</mi>
                <mn>1</mn>
              </msub>
              <mo stretchy="false">∗</mo>
              <msub>
                <mi>I</mi>
                <mn>1</mn>
              </msub>
            </mrow>
          </mrow>
        </mtd>
      </mtr>
      <mtr>
        <mtd>
          <mrow>
            <msub>
              <mi>P</mi>
              <mrow>
                <mi>m</mi>
                <mn>2</mn>
              </mrow>
            </msub>
            <mo stretchy="false">=</mo>
            <mrow>
              <msub>
                <mi>U</mi>
                <mn>2</mn>
              </msub>
              <mo stretchy="false">∗</mo>
              <msub>
                <mi>I</mi>
                <mn>2</mn>
              </msub>
            </mrow>
          </mrow>
        </mtd>
      </mtr>
    </mtable>
    <annotation encoding="StarMath 5.0">P_m = U*I newline
P_m1 = U_1*I_1 newline
P_m2 = U_2*I_2</annotation>
  </semantics>
</math>
</file>

<file path=Object 21/content.xml><?xml version="1.0" encoding="utf-8"?>
<math xmlns="http://www.w3.org/1998/Math/MathML" display="block">
  <semantics>
    <mtable>
      <mtr>
        <mtd>
          <mrow>
            <mi>δ</mi>
            <mrow>
              <msub>
                <mi>P</mi>
                <mi>m</mi>
              </msub>
              <mo stretchy="false">=</mo>
              <mi>δ</mi>
            </mrow>
            <mrow>
              <mi>U</mi>
              <mo stretchy="false">+</mo>
              <mi>δ</mi>
            </mrow>
            <mi>I</mi>
          </mrow>
        </mtd>
      </mtr>
      <mtr>
        <mtd>
          <mrow>
            <mi>δ</mi>
            <mrow>
              <msub>
                <mi>P</mi>
                <mrow>
                  <mi>m</mi>
                  <mn>1</mn>
                </mrow>
              </msub>
              <mo stretchy="false">=</mo>
              <mi>δ</mi>
            </mrow>
            <mrow>
              <msub>
                <mi>U</mi>
                <mn>1</mn>
              </msub>
              <mo stretchy="false">+</mo>
              <mi>δ</mi>
            </mrow>
            <msub>
              <mi>I</mi>
              <mn>1</mn>
            </msub>
          </mrow>
        </mtd>
      </mtr>
      <mtr>
        <mtd>
          <mrow>
            <mi>δ</mi>
            <mrow>
              <msub>
                <mi>P</mi>
                <mrow>
                  <mi>m</mi>
                  <mn>2</mn>
                </mrow>
              </msub>
              <mo stretchy="false">=</mo>
              <mi>δ</mi>
            </mrow>
            <mrow>
              <msub>
                <mi>U</mi>
                <mn>2</mn>
              </msub>
              <mo stretchy="false">+</mo>
              <mi>δ</mi>
            </mrow>
            <msub>
              <mi>I</mi>
              <mn>2</mn>
            </msub>
          </mrow>
        </mtd>
      </mtr>
    </mtable>
    <annotation encoding="StarMath 5.0">%delta P_m = %delta U + %delta I newline
%delta P_m1 = %delta U_1 + %delta I_1 newline
%delta P_m2 = %delta U_2 + %delta I_2</annotation>
  </semantics>
</math>
</file>

<file path=Object 22/content.xml><?xml version="1.0" encoding="utf-8"?>
<math xmlns="http://www.w3.org/1998/Math/MathML" display="block">
  <semantics>
    <mtable>
      <mtr>
        <mtd>
          <mrow>
            <mi mathvariant="normal">Δ</mi>
            <mrow>
              <msub>
                <mi>P</mi>
                <mi>m</mi>
              </msub>
              <mo stretchy="false">=</mo>
              <mi>δ</mi>
            </mrow>
            <mrow>
              <msub>
                <mi>P</mi>
                <mi>M</mi>
              </msub>
              <mo stretchy="false">∗</mo>
              <msub>
                <mi>P</mi>
                <mi>M</mi>
              </msub>
              <mo stretchy="false">/</mo>
              <mn>100</mn>
            </mrow>
          </mrow>
        </mtd>
      </mtr>
      <mtr>
        <mtd>
          <mrow>
            <mi mathvariant="normal">Δ</mi>
            <mrow>
              <msub>
                <mi>P</mi>
                <mrow>
                  <mi>m</mi>
                  <mn>1</mn>
                </mrow>
              </msub>
              <mo stretchy="false">=</mo>
              <mi>δ</mi>
            </mrow>
            <mrow>
              <msub>
                <mi>P</mi>
                <mrow>
                  <mi>M</mi>
                  <mn>1</mn>
                </mrow>
              </msub>
              <mo stretchy="false">∗</mo>
              <msub>
                <mi>P</mi>
                <mrow>
                  <mi>M</mi>
                  <mn>1</mn>
                </mrow>
              </msub>
              <mo stretchy="false">/</mo>
              <mn>100</mn>
            </mrow>
          </mrow>
        </mtd>
      </mtr>
      <mtr>
        <mtd>
          <mrow>
            <mi mathvariant="normal">Δ</mi>
            <mrow>
              <msub>
                <mi>P</mi>
                <mrow>
                  <mi>m</mi>
                  <mn>2</mn>
                </mrow>
              </msub>
              <mo stretchy="false">=</mo>
              <mi>δ</mi>
            </mrow>
            <mrow>
              <msub>
                <mi>P</mi>
                <mrow>
                  <mi>M</mi>
                  <mn>2</mn>
                </mrow>
              </msub>
              <mo stretchy="false">∗</mo>
              <msub>
                <mi>P</mi>
                <mrow>
                  <mi>M</mi>
                  <mn>2</mn>
                </mrow>
              </msub>
              <mo stretchy="false">/</mo>
              <mn>100</mn>
            </mrow>
          </mrow>
        </mtd>
      </mtr>
    </mtable>
    <annotation encoding="StarMath 5.0">%DELTA P_m = %delta P_M *P_M /100 newline
%DELTA P_m1 = %delta P_M1 *P_M1 /100 newline
%DELTA P_m2 = %delta P_M2 *P_M2 /100</annotation>
  </semantics>
</math>
</file>

<file path=Object 23/content.xml><?xml version="1.0" encoding="utf-8"?>
<math xmlns="http://www.w3.org/1998/Math/MathML" display="block">
  <semantics>
    <mtable>
      <mtr>
        <mtd>
          <msub>
            <mi>P</mi>
            <mrow>
              <mi>m</mi>
              <mn>1</mn>
            </mrow>
          </msub>
        </mtd>
      </mtr>
      <mtr>
        <mtd>
          <msub>
            <mi>P</mi>
            <mrow>
              <mi>m</mi>
              <mn>2</mn>
            </mrow>
          </msub>
        </mtd>
      </mtr>
    </mtable>
    <annotation encoding="StarMath 5.0">P_m1  newline
P_m2</annotation>
  </semantics>
</math>
</file>

<file path=Object 24/content.xml><?xml version="1.0" encoding="utf-8"?>
<math xmlns="http://www.w3.org/1998/Math/MathML" display="block">
  <semantics>
    <mrow>
      <msub>
        <mi>U</mi>
        <mi>i</mi>
      </msub>
      <mi>,</mi>
      <mi>В</mi>
    </mrow>
    <annotation encoding="StarMath 5.0">U_i, В</annotation>
  </semantics>
</math>
</file>

<file path=Object 25/content.xml><?xml version="1.0" encoding="utf-8"?>
<math xmlns="http://www.w3.org/1998/Math/MathML" display="block">
  <semantics>
    <mrow>
      <mover accent="true">
        <mi>U</mi>
        <mo stretchy="false">¯</mo>
      </mover>
      <mi>,</mi>
      <mi>В</mi>
    </mrow>
    <annotation encoding="StarMath 5.0">bar {U}, В   </annotation>
  </semantics>
</math>
</file>

<file path=Object 26/content.xml><?xml version="1.0" encoding="utf-8"?>
<math xmlns="http://www.w3.org/1998/Math/MathML" display="block">
  <semantics>
    <mtable>
      <mtr>
        <mtd>
          <mrow>
            <msup>
              <mi>S</mi>
              <mn>2</mn>
            </msup>
            <mrow>
              <mo fence="true" stretchy="false">[</mo>
              <mrow>
                <mi>U</mi>
              </mrow>
              <mo fence="true" stretchy="false">]</mo>
            </mrow>
            <mi>,</mi>
            <msup>
              <mi>В</mi>
              <mn>2</mn>
            </msup>
          </mrow>
        </mtd>
      </mtr>
      <mtr>
        <mtd>
          <mrow>
            <mi>S</mi>
            <mrow>
              <mo fence="true" stretchy="false">[</mo>
              <mrow>
                <mi>U</mi>
              </mrow>
              <mo fence="true" stretchy="false">]</mo>
            </mrow>
            <mi>,</mi>
            <mi>В</mi>
          </mrow>
        </mtd>
      </mtr>
    </mtable>
    <annotation encoding="StarMath 5.0">S^2[  U ], В^2 newline
S[ U], В</annotation>
  </semantics>
</math>
</file>

<file path=Object 27/content.xml><?xml version="1.0" encoding="utf-8"?>
<math xmlns="http://www.w3.org/1998/Math/MathML" display="block">
  <semantics>
    <mtable>
      <mtr>
        <mtd>
          <mrow>
            <msup>
              <mi>S</mi>
              <mn>2</mn>
            </msup>
            <mrow>
              <mo fence="true" stretchy="false">[</mo>
              <mrow>
                <mover accent="true">
                  <mi>U</mi>
                  <mo stretchy="false">¯</mo>
                </mover>
              </mrow>
              <mo fence="true" stretchy="false">]</mo>
            </mrow>
            <mi>,</mi>
            <msup>
              <mi>В</mi>
              <mn>2</mn>
            </msup>
          </mrow>
        </mtd>
      </mtr>
      <mtr>
        <mtd>
          <mrow>
            <mi>S</mi>
            <mrow>
              <mo fence="true" stretchy="false">[</mo>
              <mrow>
                <mover accent="true">
                  <mi>U</mi>
                  <mo stretchy="false">¯</mo>
                </mover>
              </mrow>
              <mo fence="true" stretchy="false">]</mo>
            </mrow>
            <mi>,</mi>
            <mi>В</mi>
          </mrow>
        </mtd>
      </mtr>
    </mtable>
    <annotation encoding="StarMath 5.0">S^2[ bar U ], В^2 newline
S[bar U], В</annotation>
  </semantics>
</math>
</file>

<file path=Object 28/content.xml><?xml version="1.0" encoding="utf-8"?>
<math xmlns="http://www.w3.org/1998/Math/MathML" display="block">
  <semantics>
    <mrow>
      <mrow>
        <mover accent="true">
          <mi>U</mi>
          <mo stretchy="false">¯</mo>
        </mover>
        <mo stretchy="false">=</mo>
        <mfrac>
          <mn>1</mn>
          <mi>n</mi>
        </mfrac>
      </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U</mi>
            <mi>i</mi>
          </msub>
        </mrow>
        <mo stretchy="false">=</mo>
        <mrow/>
      </mrow>
    </mrow>
    <annotation encoding="StarMath 5.0">bar U = 1 over n sum from{i=1} to{n} U_i = </annotation>
  </semantics>
</math>
</file>

<file path=Object 29/content.xml><?xml version="1.0" encoding="utf-8"?>
<math xmlns="http://www.w3.org/1998/Math/MathML" display="block">
  <semantics>
    <mrow>
      <msup>
        <mi>S</mi>
        <mn>2</mn>
      </msup>
      <mrow>
        <mrow>
          <mo fence="true" stretchy="false">[</mo>
          <mrow>
            <mi>U</mi>
          </mrow>
          <mo fence="true" stretchy="false">]</mo>
        </mrow>
        <mo stretchy="false">=</mo>
        <mfrac>
          <mn>1</mn>
          <mrow>
            <mi>n</mi>
            <mo stretchy="false">−</mo>
            <mn>1</mn>
          </mrow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stretchy="false">(</mo>
            <mrow>
              <mrow>
                <msub>
                  <mi>U</mi>
                  <mi>i</mi>
                </msub>
                <mo stretchy="false">−</mo>
                <mover accent="true">
                  <mi>U</mi>
                  <mo stretchy="false">¯</mo>
                </mover>
              </mrow>
            </mrow>
            <mo fence="true" stretchy="false">)</mo>
          </mrow>
          <mn>2</mn>
        </msup>
      </mrow>
    </mrow>
    <annotation encoding="StarMath 5.0">S^2[ U ] = 1 over { n - 1 } sum from{ i=1 } to{ n } ( U_i - bar U )^2</annotation>
  </semantics>
</math>
</file>

<file path=Object 3/content.xml><?xml version="1.0" encoding="utf-8"?>
<math xmlns="http://www.w3.org/1998/Math/MathML" display="block">
  <semantics>
    <mrow>
      <mi>δ</mi>
      <mrow>
        <msub>
          <mi>U</mi>
          <mn>2</mn>
        </msub>
        <mo stretchy="false">=</mo>
        <mrow>
          <mo fence="true" stretchy="false">[</mo>
          <mrow>
            <mrow>
              <mrow>
                <mi>c</mi>
                <mo stretchy="false">+</mo>
                <mi>d</mi>
              </mrow>
              <mrow>
                <mo fence="true" stretchy="false">(</mo>
                <mrow>
                  <mrow>
                    <mfrac>
                      <msub>
                        <mi>U</mi>
                        <mi>N</mi>
                      </msub>
                      <mi>U</mi>
                    </mfrac>
                    <mo stretchy="false">−</mo>
                    <mn>1</mn>
                  </mrow>
                </mrow>
                <mo fence="true" stretchy="false">)</mo>
              </mrow>
            </mrow>
          </mrow>
          <mo fence="true" stretchy="false">]</mo>
        </mrow>
      </mrow>
    </mrow>
    <annotation encoding="StarMath 5.0">%delta U_2 = [ c + d(U_N over U - 1) ]</annotation>
  </semantics>
</math>
</file>

<file path=Object 30/content.xml><?xml version="1.0" encoding="utf-8"?>
<math xmlns="http://www.w3.org/1998/Math/MathML" display="block">
  <semantics>
    <mrow>
      <msup>
        <mi>S</mi>
        <mn>2</mn>
      </msup>
      <mrow>
        <mrow>
          <mo fence="true" stretchy="false">[</mo>
          <mrow>
            <mover accent="true">
              <mi>U</mi>
              <mo stretchy="false">¯</mo>
            </mover>
          </mrow>
          <mo fence="true" stretchy="false">]</mo>
        </mrow>
        <mo stretchy="false">=</mo>
        <mfrac>
          <mrow>
            <msup>
              <mi>S</mi>
              <mn>2</mn>
            </msup>
            <mrow>
              <mo fence="true" stretchy="false">[</mo>
              <mrow>
                <mi>U</mi>
              </mrow>
              <mo fence="true" stretchy="false">]</mo>
            </mrow>
          </mrow>
          <mi>n</mi>
        </mfrac>
      </mrow>
    </mrow>
    <annotation encoding="StarMath 5.0">S^2[ bar U ] = { S^2[U] } over n</annotation>
  </semantics>
</math>
</file>

<file path=Object 31/content.xml><?xml version="1.0" encoding="utf-8"?>
<math xmlns="http://www.w3.org/1998/Math/MathML" display="block">
  <semantics>
    <mrow>
      <mrow>
        <mi mathvariant="normal">Δ</mi>
        <mo stretchy="false">=</mo>
        <msub>
          <mi>t</mi>
          <mi>p</mi>
        </msub>
      </mrow>
      <mrow>
        <mo fence="true" stretchy="false">(</mo>
        <mrow>
          <mi>f</mi>
        </mrow>
        <mo fence="true" stretchy="false">)</mo>
      </mrow>
      <mi>S</mi>
      <mrow>
        <mrow>
          <mo fence="true" stretchy="false">[</mo>
          <mrow>
            <mover accent="true">
              <mi>U</mi>
              <mo stretchy="false">¯</mo>
            </mover>
          </mrow>
          <mo fence="true" stretchy="false">]</mo>
        </mrow>
        <mo stretchy="false">=</mo>
        <mrow/>
      </mrow>
    </mrow>
    <annotation encoding="StarMath 5.0">%DELTA = t_p( f )S[ bar U ] =</annotation>
  </semantics>
</math>
</file>

<file path=Object 32/content.xml><?xml version="1.0" encoding="utf-8"?>
<math xmlns="http://www.w3.org/1998/Math/MathML" display="block">
  <semantics>
    <mrow>
      <mrow>
        <mi>U</mi>
        <mo stretchy="false">=</mo>
        <mrow>
          <mover accent="true">
            <mi>U</mi>
            <mo stretchy="false">¯</mo>
          </mover>
          <mo stretchy="false">±</mo>
          <msub>
            <mi>t</mi>
            <mi>p</mi>
          </msub>
        </mrow>
      </mrow>
      <mrow>
        <mo fence="true" stretchy="false">(</mo>
        <mrow>
          <mi>f</mi>
        </mrow>
        <mo fence="true" stretchy="false">)</mo>
      </mrow>
      <mi>S</mi>
      <mrow>
        <mo fence="true" stretchy="false">[</mo>
        <mrow>
          <mover accent="true">
            <mi>U</mi>
            <mo stretchy="false">¯</mo>
          </mover>
        </mrow>
        <mo fence="true" stretchy="false">]</mo>
      </mrow>
      <mi>;</mi>
      <mrow>
        <mi>P</mi>
        <mo stretchy="false">=</mo>
        <mrow/>
      </mrow>
    </mrow>
    <annotation encoding="StarMath 5.0">U = bar U +- t_p( f )S[ bar U ];    P=</annotation>
  </semantics>
</math>
</file>

<file path=Object 33/content.xml><?xml version="1.0" encoding="utf-8"?>
<math xmlns="http://www.w3.org/1998/Math/MathML" display="block">
  <semantics>
    <mrow>
      <mrow>
        <mi mathvariant="normal">Δ</mi>
        <mo stretchy="false">=</mo>
        <msub>
          <mi>t</mi>
          <mi>p</mi>
        </msub>
      </mrow>
      <mrow>
        <mo fence="true" stretchy="false">(</mo>
        <mrow>
          <mi>f</mi>
        </mrow>
        <mo fence="true" stretchy="false">)</mo>
      </mrow>
      <mi>S</mi>
      <mrow>
        <mrow>
          <mo fence="true" stretchy="false">[</mo>
          <mrow>
            <mover accent="true">
              <mi>U</mi>
              <mo stretchy="false">¯</mo>
            </mover>
          </mrow>
          <mo fence="true" stretchy="false">]</mo>
        </mrow>
        <mo stretchy="false">=</mo>
        <mrow/>
      </mrow>
    </mrow>
    <annotation encoding="StarMath 5.0">%DELTA = t_p( f )S[ bar U ] =</annotation>
  </semantics>
</math>
</file>

<file path=Object 34/content.xml><?xml version="1.0" encoding="utf-8"?>
<math xmlns="http://www.w3.org/1998/Math/MathML" display="block">
  <semantics>
    <mrow>
      <mrow>
        <mover accent="true">
          <mi>U</mi>
          <mo stretchy="false">¯</mo>
        </mover>
        <mo stretchy="false">=</mo>
        <mfrac>
          <mn>1</mn>
          <mi>n</mi>
        </mfrac>
      </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U</mi>
            <mi>i</mi>
          </msub>
        </mrow>
        <mo stretchy="false">=</mo>
        <mrow/>
      </mrow>
    </mrow>
    <annotation encoding="StarMath 5.0">bar U = 1 over n sum from{i=1} to{n} U_i = </annotation>
  </semantics>
</math>
</file>

<file path=Object 35/content.xml><?xml version="1.0" encoding="utf-8"?>
<math xmlns="http://www.w3.org/1998/Math/MathML" display="block">
  <semantics>
    <mrow>
      <msup>
        <mi>S</mi>
        <mn>2</mn>
      </msup>
      <mrow>
        <mrow>
          <mo fence="true" stretchy="false">[</mo>
          <mrow>
            <mi>U</mi>
          </mrow>
          <mo fence="true" stretchy="false">]</mo>
        </mrow>
        <mo stretchy="false">=</mo>
        <mfrac>
          <mn>1</mn>
          <mrow>
            <mi>n</mi>
            <mo stretchy="false">−</mo>
            <mn>1</mn>
          </mrow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stretchy="false">(</mo>
            <mrow>
              <mrow>
                <msub>
                  <mi>U</mi>
                  <mi>i</mi>
                </msub>
                <mo stretchy="false">−</mo>
                <mover accent="true">
                  <mi>U</mi>
                  <mo stretchy="false">¯</mo>
                </mover>
              </mrow>
            </mrow>
            <mo fence="true" stretchy="false">)</mo>
          </mrow>
          <mn>2</mn>
        </msup>
      </mrow>
    </mrow>
    <annotation encoding="StarMath 5.0">S^2[ U ] = 1 over { n - 1 } sum from{ i=1 } to{ n } ( U_i - bar U )^2</annotation>
  </semantics>
</math>
</file>

<file path=Object 36/content.xml><?xml version="1.0" encoding="utf-8"?>
<math xmlns="http://www.w3.org/1998/Math/MathML" display="block">
  <semantics>
    <mrow>
      <msup>
        <mi>S</mi>
        <mn>2</mn>
      </msup>
      <mrow>
        <mrow>
          <mo fence="true" stretchy="false">[</mo>
          <mrow>
            <mover accent="true">
              <mi>U</mi>
              <mo stretchy="false">¯</mo>
            </mover>
          </mrow>
          <mo fence="true" stretchy="false">]</mo>
        </mrow>
        <mo stretchy="false">=</mo>
        <mfrac>
          <mrow>
            <msup>
              <mi>S</mi>
              <mn>2</mn>
            </msup>
            <mrow>
              <mo fence="true" stretchy="false">[</mo>
              <mrow>
                <mi>U</mi>
              </mrow>
              <mo fence="true" stretchy="false">]</mo>
            </mrow>
          </mrow>
          <mi>n</mi>
        </mfrac>
      </mrow>
    </mrow>
    <annotation encoding="StarMath 5.0">S^2[ bar U ] = { S^2[U] } over n</annotation>
  </semantics>
</math>
</file>

<file path=Object 37/content.xml><?xml version="1.0" encoding="utf-8"?>
<math xmlns="http://www.w3.org/1998/Math/MathML" display="block">
  <semantics>
    <mrow>
      <mrow>
        <mi mathvariant="normal">Δ</mi>
        <mo stretchy="false">=</mo>
        <msub>
          <mi>t</mi>
          <mi>p</mi>
        </msub>
      </mrow>
      <mrow>
        <mo fence="true" stretchy="false">(</mo>
        <mrow>
          <mi>f</mi>
        </mrow>
        <mo fence="true" stretchy="false">)</mo>
      </mrow>
      <mi>S</mi>
      <mrow>
        <mrow>
          <mo fence="true" stretchy="false">[</mo>
          <mrow>
            <mover accent="true">
              <mi>U</mi>
              <mo stretchy="false">¯</mo>
            </mover>
          </mrow>
          <mo fence="true" stretchy="false">]</mo>
        </mrow>
        <mo stretchy="false">=</mo>
        <mrow/>
      </mrow>
    </mrow>
    <annotation encoding="StarMath 5.0">%DELTA = t_p( f )S[ bar U ] =</annotation>
  </semantics>
</math>
</file>

<file path=Object 38/content.xml><?xml version="1.0" encoding="utf-8"?>
<math xmlns="http://www.w3.org/1998/Math/MathML" display="block">
  <semantics>
    <mrow>
      <msub>
        <mi>U</mi>
        <mi>i</mi>
      </msub>
      <mi>,</mi>
      <mi>В</mi>
    </mrow>
    <annotation encoding="StarMath 5.0">U_i, В</annotation>
  </semantics>
</math>
</file>

<file path=Object 39/content.xml><?xml version="1.0" encoding="utf-8"?>
<math xmlns="http://www.w3.org/1998/Math/MathML" display="block">
  <semantics>
    <mrow>
      <mover accent="true">
        <mi>U</mi>
        <mo stretchy="false">¯</mo>
      </mover>
      <mi>,</mi>
      <mi>В</mi>
    </mrow>
    <annotation encoding="StarMath 5.0">bar {U}, В   </annotation>
  </semantics>
</math>
</file>

<file path=Object 4/content.xml><?xml version="1.0" encoding="utf-8"?>
<math xmlns="http://www.w3.org/1998/Math/MathML" display="block"/>
</file>

<file path=Object 40/content.xml><?xml version="1.0" encoding="utf-8"?>
<math xmlns="http://www.w3.org/1998/Math/MathML" display="block">
  <semantics>
    <mtable>
      <mtr>
        <mtd>
          <mrow>
            <msup>
              <mi>S</mi>
              <mn>2</mn>
            </msup>
            <mrow>
              <mo fence="true" stretchy="false">[</mo>
              <mrow>
                <mi>U</mi>
              </mrow>
              <mo fence="true" stretchy="false">]</mo>
            </mrow>
            <mi>,</mi>
            <msup>
              <mi>В</mi>
              <mn>2</mn>
            </msup>
          </mrow>
        </mtd>
      </mtr>
      <mtr>
        <mtd>
          <mrow>
            <mi>S</mi>
            <mrow>
              <mo fence="true" stretchy="false">[</mo>
              <mrow>
                <mi>U</mi>
              </mrow>
              <mo fence="true" stretchy="false">]</mo>
            </mrow>
            <mi>,</mi>
            <mi>В</mi>
          </mrow>
        </mtd>
      </mtr>
    </mtable>
    <annotation encoding="StarMath 5.0">S^2[  U ], В^2 newline
S[ U], В</annotation>
  </semantics>
</math>
</file>

<file path=Object 41/content.xml><?xml version="1.0" encoding="utf-8"?>
<math xmlns="http://www.w3.org/1998/Math/MathML" display="block">
  <semantics>
    <mtable>
      <mtr>
        <mtd>
          <mrow>
            <msup>
              <mi>S</mi>
              <mn>2</mn>
            </msup>
            <mrow>
              <mo fence="true" stretchy="false">[</mo>
              <mrow>
                <mover accent="true">
                  <mi>U</mi>
                  <mo stretchy="false">¯</mo>
                </mover>
              </mrow>
              <mo fence="true" stretchy="false">]</mo>
            </mrow>
            <mi>,</mi>
            <msup>
              <mi>В</mi>
              <mn>2</mn>
            </msup>
          </mrow>
        </mtd>
      </mtr>
      <mtr>
        <mtd>
          <mrow>
            <mi>S</mi>
            <mrow>
              <mo fence="true" stretchy="false">[</mo>
              <mrow>
                <mover accent="true">
                  <mi>U</mi>
                  <mo stretchy="false">¯</mo>
                </mover>
              </mrow>
              <mo fence="true" stretchy="false">]</mo>
            </mrow>
            <mi>,</mi>
            <mi>В</mi>
          </mrow>
        </mtd>
      </mtr>
    </mtable>
    <annotation encoding="StarMath 5.0">S^2[ bar U ], В^2 newline
S[bar U], В</annotation>
  </semantics>
</math>
</file>

<file path=Object 42/content.xml><?xml version="1.0" encoding="utf-8"?>
<math xmlns="http://www.w3.org/1998/Math/MathML" display="block">
  <semantics>
    <mrow>
      <msub>
        <mi>U</mi>
        <mi>i</mi>
      </msub>
      <mi>,</mi>
      <mi>В</mi>
    </mrow>
    <annotation encoding="StarMath 5.0">U_i, В</annotation>
  </semantics>
</math>
</file>

<file path=Object 43/content.xml><?xml version="1.0" encoding="utf-8"?>
<math xmlns="http://www.w3.org/1998/Math/MathML" display="block">
  <semantics>
    <mrow>
      <mover accent="true">
        <mi>U</mi>
        <mo stretchy="false">¯</mo>
      </mover>
      <mi>,</mi>
      <mi>В</mi>
    </mrow>
    <annotation encoding="StarMath 5.0">bar {U}, В   </annotation>
  </semantics>
</math>
</file>

<file path=Object 44/content.xml><?xml version="1.0" encoding="utf-8"?>
<math xmlns="http://www.w3.org/1998/Math/MathML" display="block">
  <semantics>
    <mtable>
      <mtr>
        <mtd>
          <mrow>
            <msup>
              <mi>S</mi>
              <mn>2</mn>
            </msup>
            <mrow>
              <mo fence="true" stretchy="false">[</mo>
              <mrow>
                <mi>U</mi>
              </mrow>
              <mo fence="true" stretchy="false">]</mo>
            </mrow>
            <mi>,</mi>
            <msup>
              <mi>В</mi>
              <mn>2</mn>
            </msup>
          </mrow>
        </mtd>
      </mtr>
      <mtr>
        <mtd>
          <mrow>
            <mi>S</mi>
            <mrow>
              <mo fence="true" stretchy="false">[</mo>
              <mrow>
                <mi>U</mi>
              </mrow>
              <mo fence="true" stretchy="false">]</mo>
            </mrow>
            <mi>,</mi>
            <mi>В</mi>
          </mrow>
        </mtd>
      </mtr>
    </mtable>
    <annotation encoding="StarMath 5.0">S^2[  U ], В^2 newline
S[ U], В</annotation>
  </semantics>
</math>
</file>

<file path=Object 45/content.xml><?xml version="1.0" encoding="utf-8"?>
<math xmlns="http://www.w3.org/1998/Math/MathML" display="block">
  <semantics>
    <mtable>
      <mtr>
        <mtd>
          <mrow>
            <msup>
              <mi>S</mi>
              <mn>2</mn>
            </msup>
            <mrow>
              <mo fence="true" stretchy="false">[</mo>
              <mrow>
                <mover accent="true">
                  <mi>U</mi>
                  <mo stretchy="false">¯</mo>
                </mover>
              </mrow>
              <mo fence="true" stretchy="false">]</mo>
            </mrow>
            <mi>,</mi>
            <msup>
              <mi>В</mi>
              <mn>2</mn>
            </msup>
          </mrow>
        </mtd>
      </mtr>
      <mtr>
        <mtd>
          <mrow>
            <mi>S</mi>
            <mrow>
              <mo fence="true" stretchy="false">[</mo>
              <mrow>
                <mover accent="true">
                  <mi>U</mi>
                  <mo stretchy="false">¯</mo>
                </mover>
              </mrow>
              <mo fence="true" stretchy="false">]</mo>
            </mrow>
            <mi>,</mi>
            <mi>В</mi>
          </mrow>
        </mtd>
      </mtr>
    </mtable>
    <annotation encoding="StarMath 5.0">S^2[ bar U ], В^2 newline
S[bar U], В</annotation>
  </semantics>
</math>
</file>

<file path=Object 46/content.xml><?xml version="1.0" encoding="utf-8"?>
<math xmlns="http://www.w3.org/1998/Math/MathML" display="block">
  <semantics>
    <mrow>
      <mrow>
        <mover accent="true">
          <msub>
            <mi>P</mi>
            <mi>m</mi>
          </msub>
          <mo stretchy="false">¯</mo>
        </mover>
        <mo stretchy="false">=</mo>
        <mover accent="true">
          <msub>
            <mi>U</mi>
            <mn>1</mn>
          </msub>
          <mo stretchy="false">¯</mo>
        </mover>
      </mrow>
      <mrow>
        <mover accent="true">
          <msub>
            <mi>I</mi>
            <mn>2</mn>
          </msub>
          <mo stretchy="false">¯</mo>
        </mover>
        <mo stretchy="false">=</mo>
        <mover accent="true">
          <msub>
            <mi>U</mi>
            <mn>1</mn>
          </msub>
          <mo stretchy="false">¯</mo>
        </mover>
      </mrow>
      <mrow>
        <mrow>
          <mover accent="true">
            <msub>
              <mi>U</mi>
              <mn>2</mn>
            </msub>
            <mo stretchy="false">¯</mo>
          </mover>
          <mo stretchy="false">/</mo>
          <msub>
            <mi>R</mi>
            <mn>0</mn>
          </msub>
        </mrow>
        <mo stretchy="false">=</mo>
        <mrow/>
      </mrow>
    </mrow>
    <annotation encoding="StarMath 5.0">bar { P_m } = bar U_1 bar I_2 = bar U_1 bar U_2 / R_0 =

</annotation>
  </semantics>
</math>
</file>

<file path=Object 47/content.xml><?xml version="1.0" encoding="utf-8"?>
<math xmlns="http://www.w3.org/1998/Math/MathML" display="block">
  <semantics>
    <mrow>
      <msup>
        <mi>S</mi>
        <mn>2</mn>
      </msup>
      <mrow>
        <mrow>
          <mo fence="true" stretchy="false">[</mo>
          <mrow>
            <mover accent="true">
              <msub>
                <mi>P</mi>
                <mi>M</mi>
              </msub>
              <mo stretchy="false">¯</mo>
            </mover>
          </mrow>
          <mo fence="true" stretchy="false">]</mo>
        </mrow>
        <mo stretchy="false">=</mo>
        <mfrac>
          <mn>1</mn>
          <msubsup>
            <mi>R</mi>
            <mn>0</mn>
            <mn>2</mn>
          </msubsup>
        </mfrac>
      </mrow>
      <mrow>
        <mo fence="true" stretchy="false">(</mo>
        <mrow>
          <mrow>
            <msup>
              <mrow>
                <mo fence="true" stretchy="false">(</mo>
                <mrow>
                  <mfrac>
                    <mrow>
                      <mi>d</mi>
                      <mover accent="true">
                        <msub>
                          <mi>P</mi>
                          <mi>m</mi>
                        </msub>
                        <mo stretchy="false">¯</mo>
                      </mover>
                    </mrow>
                    <mrow>
                      <mi>d</mi>
                      <msub>
                        <mi>U</mi>
                        <mn>1</mn>
                      </msub>
                    </mrow>
                  </mfrac>
                </mrow>
                <mo fence="true" stretchy="false">)</mo>
              </mrow>
              <mn>2</mn>
            </msup>
            <msup>
              <mi>S</mi>
              <mn>2</mn>
            </msup>
            <mrow>
              <mrow>
                <mo fence="true" stretchy="false">[</mo>
                <mrow>
                  <mover accent="true">
                    <msub>
                      <mi>U</mi>
                      <mn>1</mn>
                    </msub>
                    <mo stretchy="false">¯</mo>
                  </mover>
                </mrow>
                <mo fence="true" stretchy="false">]</mo>
              </mrow>
              <mo stretchy="false">+</mo>
              <msup>
                <mrow>
                  <mo fence="true" stretchy="false">(</mo>
                  <mrow>
                    <mfrac>
                      <mrow>
                        <mi>d</mi>
                        <mover accent="true">
                          <msub>
                            <mi>P</mi>
                            <mi>m</mi>
                          </msub>
                          <mo stretchy="false">¯</mo>
                        </mover>
                      </mrow>
                      <mrow>
                        <mi>d</mi>
                        <msub>
                          <mi>U</mi>
                          <mn>2</mn>
                        </msub>
                      </mrow>
                    </mfrac>
                  </mrow>
                  <mo fence="true" stretchy="false">)</mo>
                </mrow>
                <mn>2</mn>
              </msup>
            </mrow>
            <msup>
              <mi>S</mi>
              <mn>2</mn>
            </msup>
            <mrow>
              <mo fence="true" stretchy="false">[</mo>
              <mrow>
                <mover accent="true">
                  <msub>
                    <mi>U</mi>
                    <mn>2</mn>
                  </msub>
                  <mo stretchy="false">¯</mo>
                </mover>
              </mrow>
              <mo fence="true" stretchy="false">]</mo>
            </mrow>
          </mrow>
        </mrow>
        <mo fence="true" stretchy="false">)</mo>
      </mrow>
    </mrow>
    <annotation encoding="StarMath 5.0">S^2[ bar P_M ]= 1 over R_0^2( ({d bar P_m} over {d U_1})^2 S^2[ bar U_1 ] +
({d bar P_m} over {d U_2})^2 S^2[bar U_2] )</annotation>
  </semantics>
</math>
</file>

<file path=Object 48/content.xml><?xml version="1.0" encoding="utf-8"?>
<math xmlns="http://www.w3.org/1998/Math/MathML" display="block">
  <semantics>
    <mrow>
      <mrow>
        <msub>
          <mi>P</mi>
          <mi mathvariant="italic">mx</mi>
        </msub>
        <mo stretchy="false">=</mo>
        <mrow>
          <mover accent="true">
            <msub>
              <mi>P</mi>
              <mi>m</mi>
            </msub>
            <mo stretchy="false">¯</mo>
          </mover>
          <mo stretchy="false">±</mo>
          <msub>
            <mi>k</mi>
            <mi>p</mi>
          </msub>
        </mrow>
      </mrow>
      <mrow>
        <mo fence="true" stretchy="false">(</mo>
        <mrow>
          <mi>f</mi>
        </mrow>
        <mo fence="true" stretchy="false">)</mo>
      </mrow>
      <mi>S</mi>
      <mrow>
        <mo fence="true" stretchy="false">[</mo>
        <mrow>
          <mover accent="true">
            <msub>
              <mi>P</mi>
              <mi>m</mi>
            </msub>
            <mo stretchy="false">¯</mo>
          </mover>
        </mrow>
        <mo fence="true" stretchy="false">]</mo>
      </mrow>
      <mi>,</mi>
      <mrow>
        <mi>P</mi>
        <mo stretchy="false">=</mo>
        <mrow/>
      </mrow>
    </mrow>
    <annotation encoding="StarMath 5.0">P_{ mx } = bar P_m +- k_p( f )S[ bar P_m ], 	P=</annotation>
  </semantics>
</math>
</file>

<file path=Object 5/content.xml><?xml version="1.0" encoding="utf-8"?>
<math xmlns="http://www.w3.org/1998/Math/MathML" display="block">
  <semantics>
    <mrow>
      <mi mathvariant="normal">Δ</mi>
      <mrow>
        <msub>
          <mi>U</mi>
          <mn>1</mn>
        </msub>
        <mo stretchy="false">=</mo>
        <mfrac>
          <mrow>
            <mi>δ</mi>
            <mrow>
              <mi>U</mi>
              <mo stretchy="false">∗</mo>
              <mi>U</mi>
            </mrow>
          </mrow>
          <mrow>
            <mn>100</mn>
            <mtext>%</mtext>
          </mrow>
        </mfrac>
      </mrow>
    </mrow>
    <annotation encoding="StarMath 5.0">%DELTA U_1 = {%delta U * U} over { 100% } </annotation>
  </semantics>
</math>
</file>

<file path=Object 6/content.xml><?xml version="1.0" encoding="utf-8"?>
<math xmlns="http://www.w3.org/1998/Math/MathML" display="block">
  <semantics>
    <mrow>
      <mi mathvariant="normal">Δ</mi>
      <mrow>
        <msub>
          <mi>U</mi>
          <mn>2</mn>
        </msub>
        <mo stretchy="false">=</mo>
        <mfrac>
          <mrow>
            <mi>δ</mi>
            <mrow>
              <mi>U</mi>
              <mo stretchy="false">∗</mo>
              <mi>U</mi>
            </mrow>
          </mrow>
          <mrow>
            <mn>100</mn>
            <mtext>%</mtext>
          </mrow>
        </mfrac>
      </mrow>
    </mrow>
    <annotation encoding="StarMath 5.0">%DELTA U_2 = {%delta U * U} over { 100% } </annotation>
  </semantics>
</math>
</file>

<file path=Object 7/content.xml><?xml version="1.0" encoding="utf-8"?>
<math xmlns="http://www.w3.org/1998/Math/MathML" display="block">
  <semantics>
    <mrow>
      <msub>
        <mi>U</mi>
        <mn>1</mn>
      </msub>
      <mo stretchy="false">=</mo>
      <mrow/>
    </mrow>
    <annotation encoding="StarMath 5.0">U_1 = </annotation>
  </semantics>
</math>
</file>

<file path=Object 8/content.xml><?xml version="1.0" encoding="utf-8"?>
<math xmlns="http://www.w3.org/1998/Math/MathML" display="block">
  <semantics>
    <mrow>
      <msub>
        <mi>U</mi>
        <mn>2</mn>
      </msub>
      <mo stretchy="false">=</mo>
      <mrow/>
    </mrow>
    <annotation encoding="StarMath 5.0">U_2 =</annotation>
  </semantics>
</math>
</file>

<file path=Object 9/content.xml><?xml version="1.0" encoding="utf-8"?>
<math xmlns="http://www.w3.org/1998/Math/MathML" display="block"/>
</file>